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ench Bread</text:p>
          </table:table-cell>
          <table:covered-table-cell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LB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office:value-type="string" calcext:value-type="string">
            <text:p>1 ¼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ry Mil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read Flou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Vital Glu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gg Whit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tart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6:40:27.670878038</meta:creation-date>
    <dc:date>2016-11-22T17:01:58.176130929</dc:date>
    <meta:editing-duration>PT37S</meta:editing-duration>
    <meta:editing-cycles>1</meta:editing-cycles>
    <meta:document-statistic meta:table-count="1" meta:cell-count="30" meta:object-count="0"/>
    <meta:generator>LibreOffice/5.1.4.2$Linux_X86_64 LibreOffice_project/10m0$Build-2</meta:generator>
  </office:meta>
</office:document-meta>
</file>